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3.805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tun for a few turns + equilibrium decreas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targeted heal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veals distant zone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sets all gift talents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Silences all in a AOE, including you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21" office:value-type="string">
            <text:p>Absorbs spells cast at the user; increasing equilibrium until failure. Cannot cast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Release poison at the target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1014"/>
        </table:table-row>
        <table:table-row table:style-name="ro4">
          <table:table-cell table:style-name="ce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20" office:value-type="string">
            <text:p>Burrows into a wall, digging it and moving throught it</text:p>
          </table:table-cell>
          <table:table-cell table:style-name="ce20" table:number-columns-repeated="2"/>
          <table:table-cell table:style-name="ce18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Fear cone</text:p>
          </table:table-cell>
          <table:table-cell table:style-name="ce14"/>
          <table:table-cell table:style-name="ce20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cold melee damag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uper fast movement for a whil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21" table:number-columns-repeated="3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</text:p>
          </table:table-cell>
          <table:table-cell table:style-name="ce14" office:value-type="string">
            <text:p>-phys resist</text:p>
          </table:table-cell>
          <table:table-cell table:style-name="ce20" office:value-type="string">
            <text:p>offensive mele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fire</text:p>
          </table:table-cell>
          <table:table-cell table:style-name="ce14" office:value-type="string">
            <text:p>-fire resist</text:p>
          </table:table-cell>
          <table:table-cell table:style-name="ce20" office:value-type="string">
            <text:p>offensive caster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 res%</text:p>
          </table:table-cell>
          <table:table-cell table:style-name="ce14" office:value-type="string">
            <text:p>aoe heal</text:p>
          </table:table-cell>
          <table:table-cell table:style-name="ce20" office:value-type="string">
            <text:p>tank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Induces a rage in your summon, increasing its damage (only on melee)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20" office:value-type="string">
            <text:p>Reduces cooldown of all summons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5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Earthen Power</text:p>
          </table:table-cell>
          <table:table-cell table:style-name="ce10" office:value-type="string">
            <text:p>Stoneshiel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Each time you take damage you regen X mana and Y equilibrium + all atacks do a shield attack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Earthen Vines</text:p>
          </table:table-cell>
          <table:table-cell table:style-name="ce10" office:value-type="string">
            <text:p>Stone Vin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8"/>
          <table:table-cell table:style-name="ce18" office:value-type="string">
            <text:p>Stone vines extend from your feet to random targets in a radius ; as long as they are in the vines the target cant move, take a physical DOT</text:p>
          </table:table-cell>
          <table:table-cell table:style-name="ce18" table:number-columns-repeated="1016"/>
        </table:table-row>
        <table:table-row table:style-name="ro2">
          <table:table-cell table:style-name="ce6"/>
          <table:table-cell table:style-name="ce11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/>
          <table:table-cell table:style-name="ce19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82])" office:value-type="float" office:value="280">
            <text:p>28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65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2" table:number-columns-repeated="2"/>
          <table:table-cell table:style-name="ce33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31" office:value-type="string">
            <text:p>Nature's Cycle</text:p>
          </table:table-cell>
          <table:table-cell table:style-name="ce31" office:value-type="string">
            <text:p>Wild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07/11/2011</text:date>, <text:time>12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11-07T12:32:15</dc:date>
    <dc:language>fr-FR</dc:language>
    <meta:editing-cycles>175</meta:editing-cycles>
    <meta:editing-duration>P12DT21H1M19S</meta:editing-duration>
    <meta:document-statistic meta:table-count="3" meta:cell-count="383" meta:object-count="0"/>
    <meta:user-defined meta:name="Info 1"/>
    <meta:user-defined meta:name="Info 2"/>
    <meta:user-defined meta:name="Info 3"/>
    <meta:user-defined meta:name="Info 4"/>
  </office:meta>
</office:document-meta>
</file>